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.25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336633" draw:fill="solid" draw:fill-color="#336633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Dashed_20__28_var_29_" svg:stroke-width="0.1cm" svg:stroke-color="#ff6600" draw:marker-start-width="0.35cm" draw:marker-end-width="0.35cm" draw:fill="none" draw:fill-color="#6699cc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draw:stroke-dash="Dashed_20__28_var_29_" svg:stroke-width="0.1cm" svg:stroke-color="#666699" draw:marker-start-width="0.35cm" draw:marker-end-width="0.35cm" draw:fill="solid" draw:fill-color="#666699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Dashed_20__28_var_29_" svg:stroke-width="0.1cm" svg:stroke-color="#996666" draw:marker-start-width="0.35cm" draw:marker-end-width="0.35cm" draw:fill="none" draw:fill-color="#996666" fo:min-height="0.9cm" fo:padding-top="0.175cm" fo:padding-bottom="0.175cm" fo:padding-left="0.3cm" fo:padding-right="0.3cm"/>
    </style:style>
    <style:style style:name="gr13" style:family="graphic" style:parent-style-name="standard">
      <style:graphic-properties draw:stroke="none" draw:stroke-dash="Dashed_20__28_var_29_" svg:stroke-width="0.1cm" svg:stroke-color="#ff6600" draw:marker-start-width="0.35cm" draw:marker-end-width="0.35cm" draw:fill="none" draw:fill-color="#ffffff" fo:min-height="0.9cm" fo:padding-top="0.175cm" fo:padding-bottom="0.175cm" fo:padding-left="0.3cm" fo:padding-right="0.3cm"/>
    </style:style>
    <style:style style:name="gr14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1cm" fo:padding-top="0.175cm" fo:padding-bottom="0.175cm" fo:padding-left="0.3cm" fo:padding-right="0.3cm"/>
    </style:style>
    <style:style style:name="gr15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2.5cm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Dashed_20__28_var_29_" svg:stroke-width="0.1cm" svg:stroke-color="#000000" draw:marker-start-width="0.35cm" draw:marker-end-width="0.35cm" draw:fill="none" draw:fill-color="#ffffff" fo:min-height="2.9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996666"/>
    </style:style>
    <style:style style:name="P4" style:family="paragraph">
      <style:text-properties fo:color="#ff6600"/>
    </style:style>
    <style:style style:name="T1" style:family="text">
      <style:text-properties fo:color="#ffffff"/>
    </style:style>
    <style:style style:name="T2" style:family="text">
      <style:text-properties fo:color="#996666"/>
    </style:style>
    <style:style style:name="T3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g>
                  <draw:custom-shape draw:style-name="gr1" draw:text-style-name="P1" draw:layer="layout" svg:width="5.8cm" svg:height="4.1cm" svg:x="22.709cm" svg:y="8.22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4.624cm" svg:height="2.791cm" svg:x="23.336cm" svg:y="8.83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frame draw:style-name="gr3" draw:text-style-name="P2" draw:layer="backgroundobjects" svg:width="3.1cm" svg:height="1.773cm" svg:x="24.109cm" svg:y="9.283cm">
                    <draw:text-box>
                      <text:p text:style-name="P2"><text:span text:style-name="T1">Web </text:span></text:p>
                      <text:p text:style-name="P2"><text:span text:style-name="T1">Browser</text:span></text:p>
                    </draw:text-box>
                  </draw:frame>
                </draw:g>
                <draw:g>
                  <draw:line draw:style-name="gr4" draw:text-style-name="P1" draw:layer="layout" svg:x1="2.011cm" svg:y1="8.756cm" svg:x2="3.484cm" svg:y2="10.17cm">
                    <text:p/>
                  </draw:line>
                  <draw:line draw:style-name="gr4" draw:text-style-name="P1" draw:layer="layout" svg:x1="2.659cm" svg:y1="8.049cm" svg:x2="3.543cm" svg:y2="8.874cm">
                    <text:p/>
                  </draw:line>
                  <draw:path draw:style-name="gr4" draw:text-style-name="P1" draw:layer="layout" svg:width="0.709cm" svg:height="1.166cm" draw:transform="skewX (-0.0019198621771938) rotate (-0.785921762173048) translate (4.30791556976533cm 9.34020942687131cm)" svg:viewBox="0 0 710 1167" svg:d="M0 1167c583 0 627-1125 627-1125l-42-42 125 42">
                    <text:p/>
                  </draw:path>
                  <draw:line draw:style-name="gr4" draw:text-style-name="P1" draw:layer="layout" svg:x1="4.617cm" svg:y1="9.921cm" svg:x2="6.548cm" svg:y2="8.049cm">
                    <text:p/>
                  </draw:line>
                  <draw:path draw:style-name="gr4" draw:text-style-name="P1" draw:layer="layout" svg:width="1.297cm" svg:height="2.622cm" draw:transform="rotate (-0.674744288821009) translate (5.18125169127553cm 6.82626296996251cm)" svg:viewBox="0 0 1298 2623" svg:d="M0 2623c377 0 423-414 423-414l875-2209">
                    <text:p/>
                  </draw:path>
                  <draw:custom-shape draw:style-name="gr1" draw:text-style-name="P1" draw:layer="layout" svg:width="0.813cm" svg:height="0.707cm" draw:transform="rotate (-0.809309174149771) translate (6.471cm 7.165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polygon draw:style-name="gr5" draw:text-style-name="P1" draw:layer="layout" svg:width="1.826cm" svg:height="3.299cm" svg:x="1.009cm" svg:y="5.928cm" svg:viewBox="0 0 1827 3300" draw:points="1827,1827 589,3300 0,2652 0,0">
                    <text:p/>
                  </draw:polygon>
                  <draw:custom-shape draw:style-name="gr6" draw:text-style-name="P1" draw:layer="layout" svg:width="1.649cm" svg:height="0.641cm" draw:transform="rotate (0.747175452778772) translate (6.553cm 7.286cm)">
                    <text:p/>
        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        </draw:custom-shape>
                  <draw:custom-shape draw:style-name="gr6" draw:text-style-name="P1" draw:layer="layout" svg:width="0.872cm" svg:height="0.332cm" draw:transform="skewX (-0.00296705972839037) rotate (1.49871422868753) translate (6.685cm 7.142cm)">
                    <text:p/>
                    <draw:enhanced-geometry svg:viewBox="0 0 21600 21600" draw:glue-points="10800 0 0 10800 10800 21600 21600 10800" draw:text-areas="0 3100 18500 18500" draw:mirror-vertical="false" draw:mirror-horizontal="false" draw:type="flowchart-delay" draw:enhanced-path="M 10800 0 X 21600 10800 10800 21600 L 0 21600 0 0 Z N"/>
                  </draw:custom-shape>
                </draw:g>
                <draw:line draw:style-name="gr7" draw:text-style-name="P1" draw:layer="layout" svg:x1="6.823cm" svg:y1="7.947cm" svg:x2="13.122cm" svg:y2="7.866cm">
                  <text:p/>
                </draw:line>
                <draw:g>
                  <draw:custom-shape draw:style-name="gr1" draw:text-style-name="P1" draw:layer="layout" svg:width="2.18cm" svg:height="4.038cm" svg:x="12.96cm" svg:y="5.92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2" draw:text-style-name="P1" draw:layer="layout" svg:width="1.534cm" svg:height="2.665cm" svg:x="13.283cm" svg:y="6.25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8" draw:text-style-name="P1" draw:layer="layout" svg:width="1.615cm" svg:height="0.565cm" svg:x="13.283cm" svg:y="9.158cm">
                    <text:p/>
                    <draw:enhanced-geometry svg:viewBox="0 0 21600 21600" draw:type="rectangle" draw:enhanced-path="M 0 0 L 21600 0 21600 21600 0 21600 0 0 Z N"/>
                  </draw:custom-shape>
                </draw:g>
                <draw:line draw:style-name="gr9" draw:text-style-name="P1" draw:layer="layout" svg:x1="12.96cm" svg:y1="8.593cm" svg:x2="11.991cm" svg:y2="10.612cm">
                  <text:p/>
                </draw:line>
                <draw:line draw:style-name="gr9" draw:text-style-name="P1" draw:layer="layout" svg:x1="15.14cm" svg:y1="8.593cm" svg:x2="16.19cm" svg:y2="10.612cm">
                  <text:p/>
                </draw:line>
                <draw:line draw:style-name="gr10" draw:text-style-name="P1" draw:layer="layout" svg:x1="17.209cm" svg:y1="11.428cm" svg:x2="22.809cm" svg:y2="11.428cm">
                  <text:p/>
                </draw:line>
                <draw:g>
                  <draw:custom-shape draw:style-name="gr11" draw:text-style-name="P1" draw:layer="layout" svg:width="2.18cm" svg:height="1.616cm" svg:x="11.1cm" svg:y="10.68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11" draw:text-style-name="P1" draw:layer="backgroundobjects" svg:width="2.18cm" svg:height="1.616cm" svg:x="15.12cm" svg:y="10.638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12" draw:text-style-name="P3" draw:layer="layout" svg:width="2.6cm" svg:height="1.773cm" svg:x="3.609cm" svg:y="5.556cm">
                <draw:text-box>
                  <text:p text:style-name="P3"><text:span text:style-name="T2">Pebble Watch</text:span></text:p>
                </draw:text-box>
              </draw:frame>
              <draw:frame draw:style-name="gr12" draw:text-style-name="P3" draw:layer="layout" svg:width="2.846cm" svg:height="1.773cm" svg:x="12.609cm" svg:y="3.683cm">
                <draw:text-box>
                  <text:p text:style-name="P3"><text:span text:style-name="T2">Android Phone</text:span></text:p>
                </draw:text-box>
              </draw:frame>
              <draw:frame draw:style-name="gr12" draw:text-style-name="P3" draw:layer="layout" svg:width="3.3cm" svg:height="1.773cm" svg:x="24.109cm" svg:y="5.883cm">
                <draw:text-box>
                  <text:p text:style-name="P3"><text:span text:style-name="T2">Client Device(s)</text:span></text:p>
                </draw:text-box>
              </draw:frame>
              <draw:frame draw:style-name="gr13" draw:text-style-name="P4" draw:layer="layout" svg:width="3.6cm" svg:height="1.25cm" svg:x="8.409cm" svg:y="6.856cm">
                <draw:text-box>
                  <text:p text:style-name="P4"><text:span text:style-name="T3">Bluetooth</text:span></text:p>
                </draw:text-box>
              </draw:frame>
              <draw:frame draw:style-name="gr14" draw:text-style-name="P4" draw:layer="layout" svg:width="2.1cm" svg:height="1.35cm" svg:x="19.109cm" svg:y="10.392cm">
                <draw:text-box>
                  <text:p text:style-name="P4"><text:span text:style-name="T3">WIFI</text:span></text:p>
                </draw:text-box>
              </draw:frame>
            </draw:g>
          </draw:g>
        </draw:g>
        <draw:frame draw:style-name="gr15" draw:text-style-name="P2" draw:layer="layout" svg:width="2.8cm" svg:height="2.85cm" svg:x="10.8cm" svg:y="10.6cm">
          <draw:text-box>
            <text:p text:style-name="P2"><text:span text:style-name="T1">Local Display</text:span></text:p>
          </draw:text-box>
        </draw:frame>
        <draw:frame draw:style-name="gr16" draw:text-style-name="P2" draw:layer="layout" svg:width="2.5cm" svg:height="3.25cm" svg:x="14.9cm" svg:y="10.557cm">
          <draw:text-box>
            <text:p text:style-name="P2"><text:span text:style-name="T1">Web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Jones</meta:initial-creator>
    <meta:creation-date>2015-02-01T09:35:02.697481041</meta:creation-date>
    <dc:date>2015-02-01T11:07:08.102385398</dc:date>
    <dc:creator>Laura Jones</dc:creator>
    <meta:editing-duration>PT1H1M28S</meta:editing-duration>
    <meta:editing-cycles>7</meta:editing-cycles>
    <meta:generator>LibreOffice/4.2.6.3$Linux_X86_64 LibreOffice_project/420m0$Build-3</meta:generator>
    <meta:document-statistic meta:object-count="36"/>
  </office:meta>
</office:document-meta>
</file>